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E6DA93CB2B9E1E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bitmap" draw:fill-image-name="Upward_20_Diagonal" draw:opacity="16%" draw:textarea-horizontal-align="justify" draw:textarea-vertical-align="middle" draw:auto-grow-height="false" fo:min-height="6.25cm" fo:min-width="16.4cm"/>
    </style:style>
    <style:style style:name="gr2" style:family="graphic" style:parent-style-name="standard">
      <style:graphic-properties draw:fill="gradient" draw:fill-gradient-name="Gradient_20_3" draw:opacity="100%" draw:textarea-horizontal-align="justify" draw:textarea-vertical-align="middle" draw:auto-grow-height="false" fo:min-height="6.25cm" fo:min-width="16.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draw:stroke="solid" draw:stroke-dash="_32__20_Dots_20_1_20_Dash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8" style:family="graphic" style:parent-style-name="objectwithoutfill">
      <style:graphic-properties svg:stroke-width="0.053cm" draw:marker-start="Triangle_20_unfille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bitmap" draw:fill-image-name="Upward_20_Diagonal" draw:opacity="16%"/>
      <style:paragraph-properties fo:text-align="center"/>
    </style:style>
    <style:style style:name="P2" style:family="paragraph">
      <loext:graphic-properties draw:fill="gradient" draw:fill-gradient-name="Gradient_20_3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text-position="0% 100%"/>
    </style:style>
    <style:style style:name="P8" style:family="paragraph">
      <loext:graphic-properties draw:fill="none" draw:fill-color="#ffffff"/>
      <style:paragraph-properties style:writing-mode="lr-tb"/>
      <style:text-properties style:text-position="0% 100%"/>
    </style:style>
    <style:style style:name="P9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9cm" svg:height="6.5cm" svg:x="1.9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6.5cm" svg:x="1.9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draw:transform="rotate (0.785398163397448) translate (3.6cm 2.9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draw:transform="rotate (0.785398163397448) translate (15.4cm 12.5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9cm" svg:height="1.2cm" svg:x="2.9cm" svg:y="2.4cm">
          <draw:text-box>
            <text:p>A</text:p>
          </draw:text-box>
        </draw:frame>
        <draw:frame draw:style-name="gr5" draw:text-style-name="P4" draw:layer="layout" svg:width="0.9cm" svg:height="1cm" svg:x="17.024cm" svg:y="12.1cm">
          <draw:text-box>
            <text:p>B</text:p>
          </draw:text-box>
        </draw:frame>
        <draw:line draw:style-name="gr6" draw:text-style-name="P5" draw:layer="layout" svg:x1="4.4cm" svg:y1="3cm" svg:x2="14.2cm" svg:y2="7.6cm">
          <text:p/>
        </draw:line>
        <draw:line draw:style-name="gr6" draw:text-style-name="P5" draw:layer="layout" svg:x1="16.1cm" svg:y1="12.5cm" svg:x2="14.2cm" svg:y2="7.6cm">
          <text:p/>
        </draw:line>
        <draw:custom-shape draw:style-name="gr7" draw:text-style-name="P6" draw:layer="layout" svg:width="0.5cm" svg:height="0.5cm" svg:x="14.2cm" svg:y="7.1cm">
          <text:p/>
          <draw:enhanced-geometry svg:viewBox="0 0 21600 21600" draw:type="rectangle" draw:enhanced-path="M 0 0 L 21600 0 21600 21600 0 21600 0 0 Z N"/>
        </draw:custom-shape>
        <draw:path draw:style-name="gr8" draw:text-style-name="P5" draw:layer="layout" svg:width="1.743cm" svg:height="1.627cm" draw:transform="rotate (2.96688519546516) translate (13.9170468868811cm 6.80307070147716cm)" svg:viewBox="0 0 1744 1628" svg:d="M1744 0c-255 857-956 1489-1744 1628">
          <text:p/>
        </draw:path>
        <draw:path draw:style-name="gr8" draw:text-style-name="P5" draw:layer="layout" svg:width="0.535cm" svg:height="0.27cm" draw:transform="skewX (0.131248759749974) rotate (-0.121300383013607) translate (14.2683364013288cm 9.33519082691037cm)" svg:viewBox="0 0 536 271" svg:d="M536 0c-145 223-341 247-536 271">
          <text:p/>
        </draw:path>
        <draw:line draw:style-name="gr9" draw:text-style-name="P5" draw:layer="layout" svg:x1="14.2cm" svg:y1="14.1cm" svg:x2="14.2cm" svg:y2="1.1cm">
          <text:p/>
        </draw:line>
        <draw:frame draw:style-name="gr10" draw:text-style-name="P4" draw:layer="layout" svg:width="1.4cm" svg:height="1.114cm" svg:x="12.8cm" svg:y="4.3cm">
          <draw:text-box>
            <text:p><text:span text:style-name="T1">θ</text:span><text:span text:style-name="T2">1</text:span></text:p>
          </draw:text-box>
        </draw:frame>
        <draw:frame draw:style-name="gr10" draw:text-style-name="P4" draw:layer="layout" svg:width="1.4cm" svg:height="1.114cm" svg:x="14.2cm" svg:y="9.7cm">
          <draw:text-box>
            <text:p><text:span text:style-name="T1">θ</text:span><text:span text:style-name="T2">2</text:span></text:p>
          </draw:text-box>
        </draw:frame>
        <draw:frame draw:style-name="gr11" draw:text-style-name="P4" draw:layer="layout" svg:width="1.5cm" svg:height="1.3cm" svg:x="16.8cm" svg:y="5.9cm">
          <draw:text-box>
            <text:p><text:span text:style-name="T3">n</text:span><text:span text:style-name="T4">1</text:span></text:p>
          </draw:text-box>
        </draw:frame>
        <draw:frame draw:style-name="gr11" draw:text-style-name="P8" draw:layer="layout" svg:width="1.5cm" svg:height="1.3cm" svg:x="16.8cm" svg:y="8.2cm">
          <draw:text-box>
            <text:p text:style-name="P7"><text:span text:style-name="T3">n</text:span><text:span text:style-name="T4">2</text:span></text:p>
          </draw:text-box>
        </draw:frame>
        <draw:line draw:style-name="gr12" draw:text-style-name="P5" draw:layer="layout" svg:x1="2.9cm" svg:y1="7.3cm" svg:x2="2.9cm" svg:y2="4.5cm">
          <text:p/>
        </draw:line>
        <draw:line draw:style-name="gr12" draw:text-style-name="P5" draw:layer="layout" svg:x1="2.9cm" svg:y1="7.301cm" svg:x2="5.6cm" svg:y2="7.3cm">
          <text:p/>
        </draw:line>
        <draw:frame draw:style-name="gr13" draw:text-style-name="P9" draw:layer="layout" svg:width="0.82cm" svg:height="0.962cm" svg:x="4.48cm" svg:y="6.438cm">
          <draw:text-box>
            <text:p>x</text:p>
          </draw:text-box>
        </draw:frame>
        <draw:frame draw:style-name="gr13" draw:text-style-name="P9" draw:layer="layout" svg:width="0.82cm" svg:height="0.962cm" svg:x="2.868cm" svg:y="4.622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fff5ce" draw:end-color="#ffe99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E6DA93CB2B9E1E4B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0:54:18.438000000</meta:creation-date>
    <dc:date>2020-04-05T10:58:28.981000000</dc:date>
    <meta:editing-duration>PT4M10S</meta:editing-duration>
    <meta:editing-cycles>2</meta:editing-cycles>
    <meta:generator>LibreOffice/6.3.4.2$Windows_X86_64 LibreOffice_project/60da17e045e08f1793c57c00ba83cdfce946d0aa</meta:generator>
    <meta:document-statistic meta:object-count="20"/>
  </office:meta>
</office:document-meta>
</file>